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list-style-name="WWNum14">
      <style:paragraph-properties fo:margin-top="0cm" fo:margin-bottom="0cm" style:contextual-spacing="false" fo:line-height="100%"/>
      <style:text-properties officeooo:paragraph-rsid="001af1ee"/>
    </style:style>
    <style:style style:name="P2" style:family="paragraph" style:parent-style-name="Standard">
      <style:paragraph-properties fo:margin-top="0cm" fo:margin-bottom="0cm" style:contextual-spacing="false" fo:line-height="100%" fo:hyphenation-ladder-count="no-limit"/>
      <style:text-properties officeooo:paragraph-rsid="001af1ee"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hyphenation-ladder-count="no-limit"/>
      <style:text-properties officeooo:paragraph-rsid="002049e2"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hyphenation-ladder-count="no-limit"/>
      <style:text-properties officeooo:paragraph-rsid="001f0774"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list-style-name="WWNum14">
      <style:paragraph-properties fo:margin-top="0.494cm" fo:margin-bottom="0cm" style:contextual-spacing="false" fo:line-height="100%" fo:hyphenation-ladder-count="no-limit"/>
      <style:text-properties fo:color="#c9211e" loext:opacity="100%" officeooo:paragraph-rsid="001af1ee"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list-style-name="WWNum14">
      <style:paragraph-properties fo:margin-top="0cm" fo:margin-bottom="0cm" style:contextual-spacing="false" fo:line-height="100%" fo:hyphenation-ladder-count="no-limit"/>
      <style:text-properties fo:color="#c9211e" loext:opacity="100%" officeooo:paragraph-rsid="001af1ee"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WWNum14">
      <style:paragraph-properties fo:margin-top="0.494cm" fo:margin-bottom="0cm" style:contextual-spacing="false" fo:line-height="100%" fo:hyphenation-ladder-count="no-limit"/>
      <style:text-properties fo:color="#c9211e" loext:opacity="100%" officeooo:paragraph-rsid="001c9878"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WWNum14">
      <style:paragraph-properties fo:margin-top="0cm" fo:margin-bottom="0cm" style:contextual-spacing="false" fo:line-height="100%" fo:hyphenation-ladder-count="no-limit"/>
      <style:text-properties fo:color="#c9211e" loext:opacity="100%" officeooo:paragraph-rsid="001c9878"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14">
      <style:paragraph-properties fo:margin-top="0cm" fo:margin-bottom="0cm" style:contextual-spacing="false" fo:line-height="100%" fo:hyphenation-ladder-count="no-limit"/>
      <style:text-properties fo:color="#2a6099" loext:opacity="100%" officeooo:paragraph-rsid="001af1ee"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list-style-name="WWNum14">
      <style:paragraph-properties fo:margin-top="0cm" fo:margin-bottom="0cm" style:contextual-spacing="false" fo:line-height="100%" fo:hyphenation-ladder-count="no-limit"/>
      <style:text-properties fo:color="#2a6099" loext:opacity="100%" officeooo:paragraph-rsid="001c9878"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list-style-name="WWNum14">
      <style:paragraph-properties fo:margin-top="0cm" fo:margin-bottom="0cm" style:contextual-spacing="false" fo:line-height="100%" fo:hyphenation-ladder-count="no-limit"/>
      <style:text-properties fo:color="#2a6099" loext:opacity="100%" officeooo:paragraph-rsid="001f0774"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list-style-name="WWNum14">
      <style:paragraph-properties fo:margin-top="0cm" fo:margin-bottom="0cm" style:contextual-spacing="false" fo:line-height="100%" fo:hyphenation-ladder-count="no-limit"/>
      <style:text-properties fo:color="#2a6099" loext:opacity="100%" officeooo:paragraph-rsid="001f9c5f"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hyphenation-ladder-count="no-limit"/>
      <style:text-properties fo:color="#2a6099" loext:opacity="100%" officeooo:paragraph-rsid="001f0774"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hyphenation-ladder-count="no-limit"/>
      <style:text-properties fo:color="#2a6099" loext:opacity="100%" officeooo:rsid="001c9878" officeooo:paragraph-rsid="001c9878"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14">
      <style:paragraph-properties fo:margin-top="0cm" fo:margin-bottom="0cm" style:contextual-spacing="false" fo:line-height="100%" fo:hyphenation-ladder-count="no-limit"/>
      <style:text-properties fo:color="#ff0000" loext:opacity="100%" officeooo:paragraph-rsid="001af1ee"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WWNum14">
      <style:paragraph-properties fo:margin-top="0cm" fo:margin-bottom="0.494cm" style:contextual-spacing="false" fo:line-height="100%" fo:hyphenation-ladder-count="no-limit"/>
      <style:text-properties fo:color="#ff0000" loext:opacity="100%" officeooo:paragraph-rsid="001af1ee"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WWNum14">
      <style:paragraph-properties fo:margin-top="0cm" fo:margin-bottom="0cm" style:contextual-spacing="false" fo:line-height="100%" fo:hyphenation-ladder-count="no-limit"/>
      <style:text-properties fo:color="#ff0000" loext:opacity="100%" officeooo:paragraph-rsid="001c9878"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WWNum14">
      <style:paragraph-properties fo:margin-top="0cm" fo:margin-bottom="0.494cm" style:contextual-spacing="false" fo:line-height="100%" fo:hyphenation-ladder-count="no-limit"/>
      <style:text-properties fo:color="#ff0000" loext:opacity="100%" officeooo:paragraph-rsid="001c9878"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hyphenation-ladder-count="no-limit"/>
      <style:text-properties fo:color="#ff0000" loext:opacity="100%" officeooo:paragraph-rsid="001c9878" fo:hyphenate="tru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494cm" style:contextual-spacing="false" fo:line-height="100%" fo:hyphenation-ladder-count="no-limit"/>
      <style:text-properties fo:color="#ff0000" loext:opacity="100%" officeooo:paragraph-rsid="001c9878"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hyphenation-ladder-count="no-limit"/>
      <style:text-properties fo:color="#ff0000" loext:opacity="100%" officeooo:paragraph-rsid="002049e2"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hyphenation-ladder-count="no-limit"/>
      <style:text-properties fo:color="#ff0000" loext:opacity="100%" officeooo:rsid="001c9878" officeooo:paragraph-rsid="001c9878"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hyphenation-ladder-count="no-limit"/>
      <style:text-properties officeooo:rsid="001c9878" officeooo:paragraph-rsid="001c9878" fo:hyphenate="tru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hyphenation-ladder-count="no-limit"/>
      <style:text-properties fo:color="#000000" loext:opacity="100%" officeooo:rsid="001c9878" officeooo:paragraph-rsid="001c9878"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hyphenation-ladder-count="no-limit"/>
      <style:text-properties fo:color="#000000" loext:opacity="100%" officeooo:rsid="001f0774" officeooo:paragraph-rsid="002049e2"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100%" fo:hyphenation-ladder-count="no-limit"/>
      <style:text-properties fo:color="#000000" loext:opacity="100%" officeooo:rsid="001f0774" officeooo:paragraph-rsid="001f9c5f"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hyphenation-ladder-count="no-limit"/>
      <style:text-properties fo:color="#000000" loext:opacity="100%" officeooo:paragraph-rsid="001f9c5f"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hyphenation-ladder-count="no-limit"/>
      <style:text-properties fo:color="#000000" loext:opacity="100%" officeooo:rsid="001f9c5f" officeooo:paragraph-rsid="001f9c5f"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hyphenation-ladder-count="no-limit"/>
      <style:text-properties fo:color="#000000" loext:opacity="100%" officeooo:rsid="0026d753" officeooo:paragraph-rsid="0026d753" fo:hyphenate="true" fo:hyphenation-remain-char-count="2" fo:hyphenation-push-char-count="2" loext:hyphenation-no-caps="false" loext:hyphenation-no-last-word="false" loext:hyphenation-word-char-count="5" loext:hyphenation-zone="no-limit"/>
    </style:style>
    <style:style style:name="T1" style:family="text">
      <style:text-properties style:font-name="Arial" fo:font-size="12pt" fo:language="en" fo:country="US" style:font-name-asian="Times New Roman" style:font-size-asian="12pt" style:language-asian="fr" style:country-asian="FR" style:font-name-complex="Arial1" style:font-size-complex="12pt"/>
    </style:style>
    <style:style style:name="T2" style:family="text">
      <style:text-properties style:font-name="Arial" fo:font-size="12pt" fo:language="en" fo:country="US" officeooo:rsid="002049e2" style:font-name-asian="Times New Roman" style:font-size-asian="12pt" style:language-asian="fr" style:country-asian="FR" style:font-name-complex="Arial1" style:font-size-complex="12pt"/>
    </style:style>
    <style:style style:name="T3" style:family="text">
      <style:text-properties style:font-name="Arial" fo:font-size="12pt" fo:language="en" fo:country="US" officeooo:rsid="00250edb" style:font-name-asian="Times New Roman" style:font-size-asian="12pt" style:language-asian="fr" style:country-asian="FR" style:font-name-complex="Arial1" style:font-size-complex="12pt"/>
    </style:style>
    <style:style style:name="T4" style:family="text">
      <style:text-properties style:font-name="Arial" fo:font-size="12pt" fo:language="en" fo:country="US" officeooo:rsid="0026d753" style:font-name-asian="Times New Roman" style:font-size-asian="12pt" style:language-asian="fr" style:country-asian="FR" style:font-name-complex="Arial1" style:font-size-complex="12pt"/>
    </style:style>
    <style:style style:name="T5" style:family="text">
      <style:text-properties style:font-name="Arial" fo:font-size="12pt" fo:language="en" fo:country="US" fo:font-weight="bold" style:font-size-asian="12pt" style:font-weight-asian="bold" style:font-name-complex="Arial1" style:font-size-complex="12pt" style:font-weight-complex="bold"/>
    </style:style>
    <style:style style:name="T6" style:family="text">
      <style:text-properties style:font-name="Arial" fo:font-size="12pt" fo:language="en" fo:country="US" fo:font-weight="bold" style:font-name-asian="Times New Roman" style:font-size-asian="12pt" style:language-asian="fr" style:country-asian="FR" style:font-weight-asian="bold" style:font-name-complex="Arial1" style:font-size-complex="12pt" style:font-weight-complex="bold"/>
    </style:style>
    <style:style style:name="T7" style:family="text">
      <style:text-properties fo:color="#000000" loext:opacity="100%" style:font-name="Arial" fo:font-size="12pt" fo:language="en" fo:country="US" style:font-name-asian="Times New Roman" style:font-size-asian="12pt" style:language-asian="fr" style:country-asian="FR" style:font-name-complex="Arial1" style:font-size-complex="12pt"/>
    </style:style>
    <style:style style:name="T8" style:family="text">
      <style:text-properties fo:color="#000000" loext:opacity="100%" style:font-name="Arial" fo:font-size="12pt" fo:language="en" fo:country="US" officeooo:rsid="001f0774" style:font-name-asian="Times New Roman" style:font-size-asian="12pt" style:language-asian="fr" style:country-asian="FR" style:font-name-complex="Arial1" style:font-size-complex="12pt"/>
    </style:style>
    <style:style style:name="T9" style:family="text">
      <style:text-properties fo:color="#000000" loext:opacity="100%" style:font-name="Arial" fo:font-size="12pt" fo:language="en" fo:country="US" officeooo:rsid="002049e2" style:font-name-asian="Times New Roman" style:font-size-asian="12pt" style:language-asian="fr" style:country-asian="FR" style:font-name-complex="Arial1" style:font-size-complex="12pt"/>
    </style:style>
    <style:style style:name="T10" style:family="text">
      <style:text-properties fo:color="#2a6099" loext:opacity="100%" style:font-name="Arial" fo:font-size="12pt" fo:language="en" fo:country="US" officeooo:rsid="002049e2" style:font-name-asian="Times New Roman" style:font-size-asian="12pt" style:language-asian="fr" style:country-asian="FR"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4">
        <text:list-item>
          <text:p text:style-name="P1" loext:marker-style-name="T5"><text:span text:style-name="T5">Part 8:</text:span><text:span text:style-name="T6"> The Dangers of Screens in Modern Life: Understanding the Risks</text:span><text:span text:style-name="T5">: (2 students)</text:span></text:p>
        </text:list-item>
        <text:list-item>
          <text:p text:style-name="P5" loext:marker-style-name="T1"><text:span text:style-name="T1">Introduction to the issue of the dangers associated with the intensive use of screens.</text:span></text:p>
        </text:list-item>
        <text:list-item>
          <text:p text:style-name="P6" loext:marker-style-name="T1"><text:span text:style-name="T1">Effects on Physical Health</text:span></text:p>
          <text:p text:style-name="P6" loext:marker-style-name="T1"><text:span text:style-name="T1"/></text:p>
        </text:list-item>
        <text:list-item>
          <text:p text:style-name="P9" loext:marker-style-name="T1"><text:span text:style-name="T1">Discussion of the adverse effects of prolonged exposure to screens on physical health, including eyestrain, headaches, sleep disturbance and postural problems.</text:span></text:p>
        </text:list-item>
        <text:list-item>
          <text:p text:style-name="P9" loext:marker-style-name="T1"><text:span text:style-name="T1">Highlighting experts' recommendations on screen time to reduce these risks.</text:span></text:p>
          <text:p text:style-name="P9" loext:marker-style-name="T1"><text:span text:style-name="T1"/></text:p>
        </text:list-item>
        <text:list-item>
          <text:p text:style-name="P15" loext:marker-style-name="T1"><text:span text:style-name="T1">Impact on Mental Health</text:span></text:p>
        </text:list-item>
        <text:list-item>
          <text:p text:style-name="P15" loext:marker-style-name="T1"><text:span text:style-name="T1">Presentation of the potential effects of excessive screen use on mental health, such as anxiety, depression, addiction and social isolation.</text:span></text:p>
          <text:p text:style-name="P15" loext:marker-style-name="T1"><text:span text:style-name="T1"/></text:p>
        </text:list-item>
        <text:list-item>
          <text:p text:style-name="P9" loext:marker-style-name="T1"><text:span text:style-name="T1">Discussion of recent research studies highlighting the links between screen use and mental health problems.</text:span></text:p>
        </text:list-item>
        <text:list-item>
          <text:p text:style-name="P9" loext:marker-style-name="T1"><text:span text:style-name="T1">Social and Behavioral Effects</text:span></text:p>
          <text:p text:style-name="P9" loext:marker-style-name="T1"><text:span text:style-name="T1"/></text:p>
        </text:list-item>
        <text:list-item>
          <text:p text:style-name="P15" loext:marker-style-name="T1"><text:span text:style-name="T1">Discussion of the impact of screens on social interactions and interpersonal relationships, as well as on addictive and compulsive behavior.</text:span></text:p>
        </text:list-item>
        <text:list-item>
          <text:p text:style-name="P15" loext:marker-style-name="T1"><text:span text:style-name="T1">Presentation of the risks involved in exposing children and teenagers to inappropriate or violent content on screens.</text:span></text:p>
          <text:p text:style-name="P15" loext:marker-style-name="T1"><text:span text:style-name="T1"/></text:p>
        </text:list-item>
        <text:list-item>
          <text:p text:style-name="P9" loext:marker-style-name="T1"><text:span text:style-name="T1">Prevention and Management of Screen-related Risks".</text:span></text:p>
        </text:list-item>
        <text:list-item>
          <text:p text:style-name="P9" loext:marker-style-name="T1"><text:span text:style-name="T1">Discussion of strategies for preventing and managing the risks associated with screen use, such as setting screen time limits, taking regular breaks, and encouraging offline physical and social activities.</text:span></text:p>
          <text:p text:style-name="P9" loext:marker-style-name="T1"><text:span text:style-name="T1"/></text:p>
        </text:list-item>
        <text:list-item>
          <text:p text:style-name="P16" loext:marker-style-name="T1"><text:span text:style-name="T1">Highlighting the resources available to help individuals and families adopt responsible screen-use habits.</text:span></text:p>
        </text:list-item>
      </text:list>
      <text:p text:style-name="P2"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oft-page-break/><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text:p>
      <text:p text:style-name="P23" loext:marker-style-name="T1"><text:span text:style-name="T1">Santé Ph</text:span></text:p>
      <text:list text:continue-numbering="true" text:style-name="WWNum14">
        <text:list-item>
          <text:p text:style-name="P7" loext:marker-style-name="T1"><text:span text:style-name="T1">Introduction to the issue of the dangers associated with the intensive use of screens.</text:span></text:p>
        </text:list-item>
        <text:list-item>
          <text:p text:style-name="P8" loext:marker-style-name="T1"><text:span text:style-name="T1">Effects on Physical Health</text:span></text:p>
          <text:p text:style-name="P8" loext:marker-style-name="T1"><text:span text:style-name="T1"/></text:p>
        </text:list-item>
        <text:list-item>
          <text:p text:style-name="P10" loext:marker-style-name="T1"><text:span text:style-name="T1">Discussion of the adverse effects of prolonged exposure to screens on physical health, including eyestrain, headaches, sleep disturbance and postural problems.</text:span></text:p>
        </text:list-item>
        <text:list-item>
          <text:p text:style-name="P10" loext:marker-style-name="T1"><text:span text:style-name="T1">Highlighting experts' recommendations on screen time to reduce these risks.</text:span></text:p>
        </text:list-item>
      </text:list>
      <text:p text:style-name="P23" loext:marker-style-name="T1"><text:span text:style-name="T1"/></text:p>
      <text:p text:style-name="P23" loext:marker-style-name="T1"><text:span text:style-name="T1">Santé mentale</text:span></text:p>
      <text:p text:style-name="P23" loext:marker-style-name="T1"><text:span text:style-name="T1"/></text:p>
      <text:list text:continue-numbering="true" text:style-name="WWNum14">
        <text:list-item>
          <text:p text:style-name="P17" loext:marker-style-name="T1"><text:span text:style-name="T1">Impact on Mental Health</text:span></text:p>
        </text:list-item>
        <text:list-item>
          <text:p text:style-name="P17" loext:marker-style-name="T1"><text:span text:style-name="T1">Presentation of the potential effects of excessive screen use on mental health, such as anxiety, depression, addiction and social isolation.</text:span></text:p>
          <text:p text:style-name="P17" loext:marker-style-name="T1"><text:span text:style-name="T1"/></text:p>
        </text:list-item>
        <text:list-item>
          <text:p text:style-name="P10" loext:marker-style-name="T1"><text:span text:style-name="T1">Discussion of recent research studies highlighting the links between screen use and mental health problems.</text:span></text:p>
        </text:list-item>
      </text:list>
      <text:p text:style-name="P14" loext:marker-style-name="T1"><text:span text:style-name="T1"/></text:p>
      <text:p text:style-name="P14" loext:marker-style-name="T1"><text:span text:style-name="T1"/></text:p>
      <text:p text:style-name="P24" loext:marker-style-name="T1"><text:span text:style-name="T1">Impact societal <text:s/></text:span></text:p>
      <text:p text:style-name="P14" loext:marker-style-name="T1"><text:span text:style-name="T1"/></text:p>
      <text:list text:continue-numbering="true" text:style-name="WWNum14">
        <text:list-item>
          <text:p text:style-name="P10" loext:marker-style-name="T1"><text:span text:style-name="T1">Social and Behavioral Effects</text:span></text:p>
          <text:p text:style-name="P10" loext:marker-style-name="T1"><text:span text:style-name="T1"/></text:p>
        </text:list-item>
        <text:list-item>
          <text:p text:style-name="P17" loext:marker-style-name="T1"><text:span text:style-name="T1">Discussion of the impact of screens on social interactions and interpersonal relationships, as well as on addictive and compulsive behavior.</text:span></text:p>
        </text:list-item>
        <text:list-item>
          <text:p text:style-name="P17" loext:marker-style-name="T1"><text:span text:style-name="T1">Presentation of the risks involved in exposing children and teenagers to inappropriate or violent content on screens.</text:span></text:p>
        </text:list-item>
      </text:list>
      <text:p text:style-name="P19" loext:marker-style-name="T1"><text:span text:style-name="T1"/></text:p>
      <text:p text:style-name="P22" loext:marker-style-name="T1"><text:span text:style-name="T7">Solutions</text:span><text:span text:style-name="T1"> </text:span></text:p>
      <text:p text:style-name="P22" loext:marker-style-name="T1"><text:span text:style-name="T1"/></text:p>
      <text:list text:continue-numbering="true" text:style-name="WWNum14">
        <text:list-item>
          <text:p text:style-name="P10" loext:marker-style-name="T1"><text:span text:style-name="T1">Prevention and Management of Screen-related Risks".</text:span></text:p>
        </text:list-item>
        <text:list-item>
          <text:p text:style-name="P10" loext:marker-style-name="T1"><text:span text:style-name="T1">Discussion of strategies for preventing and managing the risks associated with screen use, such as setting screen time limits, taking regular breaks, and encouraging offline physical and social activities.</text:span></text:p>
          <text:p text:style-name="P10" loext:marker-style-name="T1"><text:span text:style-name="T1"/></text:p>
        </text:list-item>
        <text:list-item>
          <text:p text:style-name="P18" loext:marker-style-name="T1"><text:span text:style-name="T1">Highlighting the resources available to help individuals and families adopt responsible screen-use habits.</text:span></text:p>
        </text:list-item>
      </text:list>
      <text:p text:style-name="P20" loext:marker-style-name="T1"><text:span text:style-name="T1"/></text:p>
      <text:p text:style-name="P20" loext:marker-style-name="T1"><text:span text:style-name="T1"/></text:p>
      <text:p text:style-name="P20" loext:marker-style-name="T1"><text:span text:style-name="T1"/></text:p>
      <text:p text:style-name="P20" loext:marker-style-name="T1"><text:span text:style-name="T1"/></text:p>
      <text:p text:style-name="P20" loext:marker-style-name="T1"><text:soft-page-break/><text:span text:style-name="T1"/></text:p>
      <text:p text:style-name="P20" loext:marker-style-name="T1"><text:span text:style-name="T1"/></text:p>
      <text:list text:continue-numbering="true" text:style-name="WWNum14">
        <text:list-item>
          <text:p text:style-name="P11" loext:marker-style-name="T1"><text:span text:style-name="T1">Discussion of the adverse effects of prolonged exposure to screens on physical health, including eyestrain, headaches, sleep disturbance and postural problems.</text:span></text:p>
        </text:list-item>
      </text:list>
      <text:p text:style-name="P13" loext:marker-style-name="T1"><text:span text:style-name="T1"/></text:p>
      <text:p text:style-name="P25" loext:marker-style-name="T1"><text:span text:style-name="T2">That’s why Scientists encourage individuals to take a break from digital devices and engage in activities that promote physical activity and face-to face interaction. </text:span></text:p>
      <text:p text:style-name="P25" loext:marker-style-name="T1"><text:span text:style-name="T2"/></text:p>
      <text:p text:style-name="P3" loext:marker-style-name="T1"><text:span text:style-name="T9">Besides </text:span><text:span text:style-name="T10">the physical activity, t</text:span><text:span text:style-name="T8">he physical hazards of excess screen time are numerous, </text:span><text:span text:style-name="T1">with the most common being eye strain, neck and shoulder pain, and back pain. Eye strain, also known as computer vision syndrome, is a common condition caused by prolonged exposure to computer screens, smartphones, and other digital devices. The symptoms of computer vision syndrome include eye strain, headaches, blurred vision, dry eyes, and neck and shoulder pain. Prolonged screen time can also cause neck and shoulder pain due to the poor posture adopted while using digital devices. This poor posture, coupled with the sedentary nature of screen time, can also lead to back pain and other musculoskeletal problems.</text:span></text:p>
      <text:p text:style-name="P4" loext:marker-style-name="T1"><text:span text:style-name="T1"/></text:p>
      <text:p text:style-name="P26" loext:marker-style-name="T1"><text:span text:style-name="T1">Various sleep issues in both children as well as adults. Risk factors for obesity and cardiovascular disorders, including hypertension, poor regulation of stress, low HDL cholesterol, and insulin resistance are among the physical health repercussions we see. Obesity, effects on sleep, displacing other activities. </text:span></text:p>
      <text:p text:style-name="P26" loext:marker-style-name="T1"><text:span text:style-name="T1"/></text:p>
      <text:p text:style-name="P21" loext:marker-style-name="T1"><text:span text:style-name="T1"/></text:p>
      <text:p text:style-name="P20" loext:marker-style-name="T1"><text:span text:style-name="T1"/></text:p>
      <text:list text:continue-numbering="true" text:style-name="WWNum14">
        <text:list-item>
          <text:p text:style-name="P12" loext:marker-style-name="T1"><text:span text:style-name="T1">Highlighting experts' recommendations on screen time to reduce these risks.</text:span></text:p>
        </text:list-item>
      </text:list>
      <text:p text:style-name="P27" loext:marker-style-name="T1"><text:span text:style-name="T1"/></text:p>
      <text:p text:style-name="P28" loext:marker-style-name="T1"><text:span text:style-name="T1">According to the Paediatric Society of New Zealand, the sensible Screen Use Task Forceand the Office for Early Childhood Educatio</text:span><text:span text:style-name="T3">n </text:span></text:p>
      <text:p text:style-name="P28" loext:marker-style-name="T1"><text:span text:style-name="T3"/></text:p>
      <text:p text:style-name="P29" loext:marker-style-name="T1"><text:span text:style-name="T1">The report also criticised “predatory practices” by tech companies such as “infinite scrolling or automatic video laun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0:42:18.872624660</meta:creation-date>
    <dc:date>2024-09-19T11:06:33.398736177</dc:date>
    <meta:editing-duration>PT29M31S</meta:editing-duration>
    <meta:editing-cycles>3</meta:editing-cycles>
    <meta:generator>LibreOffice/24.2.5.2$Linux_X86_64 LibreOffice_project/420$Build-2</meta:generator>
    <meta:document-statistic meta:table-count="0" meta:image-count="0" meta:object-count="0" meta:page-count="3" meta:paragraph-count="48" meta:word-count="661" meta:character-count="4376" meta:non-whitespace-character-count="3786"/>
  </office:meta>
</office:document-meta>
</file>